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83A5209084ED2F33.jpg" manifest:media-type="image/jpeg"/>
  <manifest:file-entry manifest:full-path="Pictures/100000000000064000000384022764A3873AED7D.jpg" manifest:media-type="image/jpeg"/>
  <manifest:file-entry manifest:full-path="Pictures/100002010000064000000384DA3E4DA8316EF76F.png" manifest:media-type="image/png"/>
  <manifest:file-entry manifest:full-path="Pictures/10000000000006400000038471A02EC38FAEE99E.jpg" manifest:media-type="image/jpeg"/>
  <manifest:file-entry manifest:full-path="Pictures/1000000000000640000003848302F0435E1704E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_31__5f_Title_20_and_20_Content-notes">
      <style:graphic-properties draw:fill-color="#ffffff" draw:auto-grow-height="true" fo:min-height="13.364cm"/>
    </style:style>
    <style:style style:name="pr10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Comparison-notes">
      <style:graphic-properties draw:fill-color="#ffffff" draw:auto-grow-height="true" fo:min-height="13.364cm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font-size="30pt" style:font-size-asian="30pt" style:font-size-complex="3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7" draw:layer="layout" svg:width="22.905cm" svg:height="2.12cm" svg:x="1.247cm" svg:y="0.746cm" presentation:class="title" presentation:user-transformed="true">
          <draw:text-box>
            <text:p text:style-name="P6"><text:span text:style-name="T4">Slide Title</text:span></text:p>
          </draw:text-box>
        </draw:frame>
        <draw:frame draw:name="Content Placeholder 2" presentation:style-name="pr5" draw:text-style-name="P9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8"><text:span text:style-name="T5">Make Effective </text:span><text:span text:style-name="T5">Presentations</text:span></text:p>
              </text:list-item>
              <text:list-item>
                <text:p text:style-name="P8"><text:span text:style-name="T5">Using Awesome </text:span><text:span text:style-name="T5">Backgrounds</text:span></text:p>
              </text:list-item>
              <text:list-item>
                <text:p text:style-name="P8"><text:span text:style-name="T5">Engage your Audience</text:span></text:p>
              </text:list-item>
              <text:list-item>
                <text:p text:style-name="P8"><text:span text:style-name="T5">Capture Audience </text:span><text:span text:style-name="T5">Attention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_31__5f_Title_20_and_20_Content" presentation:presentation-page-layout-name="AL2T11">
        <draw:frame draw:name="Title 3" presentation:style-name="pr7" draw:text-style-name="P7" draw:layer="layout" svg:width="17.455cm" svg:height="2.014cm" svg:x="6.674cm" svg:y="1.088cm" presentation:class="title" presentation:user-transformed="true">
          <draw:text-box>
            <text:p text:style-name="P10"><text:span text:style-name="T4">Slide Title</text:span></text:p>
          </draw:text-box>
        </draw:frame>
        <draw:frame draw:name="Content Placeholder 4" presentation:style-name="pr8" draw:text-style-name="P9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8"><text:span text:style-name="T6">Make Effective </text:span><text:span text:style-name="T6">Presentations</text:span></text:p>
              </text:list-item>
              <text:list-item>
                <text:p text:style-name="P8"><text:span text:style-name="T6">Using Awesome </text:span><text:span text:style-name="T6">Backgrounds</text:span></text:p>
              </text:list-item>
              <text:list-item>
                <text:p text:style-name="P8"><text:span text:style-name="T6">Engage your Audience</text:span></text:p>
              </text:list-item>
              <text:list-item>
                <text:p text:style-name="P8"><text:span text:style-name="T6">Capture Audience </text:span><text:span text:style-name="T6">Atten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10" draw:text-style-name="P7" draw:layer="layout" svg:width="22.481cm" svg:height="2.12cm" svg:x="1.459cm" svg:y="0.611cm" presentation:class="title" presentation:user-transformed="true">
          <draw:text-box>
            <text:p text:style-name="P6"><text:span text:style-name="T4">Slide Title</text:span></text:p>
          </draw:text-box>
        </draw:frame>
        <draw:frame draw:name="Text Placeholder 4" presentation:style-name="pr11" draw:text-style-name="P12" draw:layer="layout" svg:width="11.222cm" svg:height="1.332cm" svg:x="1.491cm" svg:y="4.455cm" presentation:class="outline" presentation:user-transformed="true">
          <draw:text-box>
            <text:p text:style-name="P11"><text:span text:style-name="T7">Product A</text:span></text:p>
          </draw:text-box>
        </draw:frame>
        <draw:frame draw:name="Content Placeholder 5" presentation:style-name="pr12" draw:text-style-name="P12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3"><text:span text:style-name="T8">Feature 1</text:span></text:p>
              </text:list-item>
              <text:list-item>
                <text:p text:style-name="P13"><text:span text:style-name="T8">Feature 2</text:span></text:p>
              </text:list-item>
              <text:list-item>
                <text:p text:style-name="P13"><text:span text:style-name="T8">Feature 3</text:span></text:p>
              </text:list-item>
            </text:list>
          </draw:text-box>
        </draw:frame>
        <draw:frame draw:name="Text Placeholder 6" presentation:style-name="pr11" draw:text-style-name="P12" draw:layer="layout" svg:width="11.226cm" svg:height="1.332cm" svg:x="12.7cm" svg:y="4.455cm" presentation:class="outline" presentation:user-transformed="true">
          <draw:text-box>
            <text:p text:style-name="P11"><text:span text:style-name="T7">Product B</text:span></text:p>
          </draw:text-box>
        </draw:frame>
        <draw:frame draw:name="Content Placeholder 7" presentation:style-name="pr12" draw:text-style-name="P12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3"><text:span text:style-name="T8">Feature 1</text:span></text:p>
              </text:list-item>
              <text:list-item>
                <text:p text:style-name="P13"><text:span text:style-name="T8">Feature 2</text:span></text:p>
              </text:list-item>
              <text:list-item>
                <text:p text:style-name="P13"><text:span text:style-name="T8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frame draw:name="Picture 2" draw:style-name="gr2" draw:text-style-name="P14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9.797cm" svg:height="11.136cm" svg:x="0.601cm" svg:y="2.257cm" draw:page-number="5" presentation:class="page"/>
          <draw:frame draw:name="Notes Placeholder 2" presentation:style-name="pr14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9"><text:page-number>3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3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3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3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3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3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</meta:editing-cycles>
    <meta:creation-date>2017-08-01T15:40:51</meta:creation-date>
    <dc:date>2020-08-10T15:53:16.418510188</dc:date>
    <meta:editing-duration>PT50M15S</meta:editing-duration>
    <meta:generator>LibreOffice/6.0.7.3$Linux_X86_64 LibreOffice_project/00m0$Build-3</meta:generator>
    <meta:document-statistic meta:object-count="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